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Call.setFunction( boolean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Call.setSqlReadyForUse( boolean sqlReadyFor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Call.is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Call.SqlCall( DataSource ds ,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Call.compileInternal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qlCall.newCallableStatementCreator( @ Nullable Map &lt; String , ? &gt; in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Call.isSqlReadyFor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Call.newCallableStatementCreator( ParameterMapper inParam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Call.getCall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Call.Sql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qlCall.onCompile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